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9db9" officeooo:paragraph-rsid="00139d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39db9" officeooo:paragraph-rsid="00139db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436ac" officeooo:paragraph-rsid="001436ac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7fec6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436ac" officeooo:paragraph-rsid="0017fec6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0eb4" officeooo:paragraph-rsid="00160eb4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c221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e1dc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7fec6" officeooo:paragraph-rsid="0017fec6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96434" officeooo:paragraph-rsid="00196434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ab3ab" officeooo:paragraph-rsid="001ab3ab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a8db" officeooo:paragraph-rsid="001ab3ab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abd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e4eb4" officeooo:paragraph-rsid="001eabd8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abd8" officeooo:paragraph-rsid="001eabd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23591b" officeooo:paragraph-rsid="0023591b" style:font-weight-asian="normal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23591b" officeooo:paragraph-rsid="0023591b" style:font-weight-asian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239f08" officeooo:paragraph-rsid="00239f08" style:font-weight-asian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2581dd" officeooo:paragraph-rsid="002581dd" style:font-weight-asian="normal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264768" officeooo:paragraph-rsid="0026476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23591b" officeooo:paragraph-rsid="0023591b" style:font-weight-asian="bold" style:font-weight-complex="bold"/>
    </style:style>
    <style:style style:name="T1" style:family="text">
      <style:text-properties officeooo:rsid="001436ac"/>
    </style:style>
    <style:style style:name="T2" style:family="text">
      <style:text-properties officeooo:rsid="0016e1dc"/>
    </style:style>
    <style:style style:name="T3" style:family="text">
      <style:text-properties officeooo:rsid="0017fec6"/>
    </style:style>
    <style:style style:name="T4" style:family="text">
      <style:text-properties officeooo:rsid="00196434"/>
    </style:style>
    <style:style style:name="T5" style:family="text">
      <style:text-properties officeooo:rsid="001bbde0"/>
    </style:style>
    <style:style style:name="T6" style:family="text">
      <style:text-properties officeooo:rsid="001eabd8"/>
    </style:style>
    <style:style style:name="T7" style:family="text">
      <style:text-properties officeooo:rsid="00217f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cionando elementos com Flexbox em CSS</text:p>
      <text:p text:style-name="P2"/>
      <text:p text:style-name="P5">Introdução ao Flexbox</text:p>
      <text:list xml:id="list1928326802" text:style-name="L1">
        <text:list-item>
          <text:p text:style-name="P7">O flexbox foi projetado como um modelo de layout unidimensional e como método que pode oferecer distribuição de espaço entre itens em uma interface e recursos de alinhamento.</text:p>
        </text:list-item>
        <text:list-item>
          <text:p text:style-name="P7"><text:span text:style-name="T1">F</text:span>lex container é a tag que envolve os itens (possui itens filhos). Será nela que será aplicada a propireadade display flex, <text:span text:style-name="T1">que t</text:span>ransforma seus filhos diretos em flex itens. <text:span text:style-name="T1">Essa inicialização do container pode ser feita em qualquer tipo tag (h1, h2, etc.).</text:span></text:p>
        </text:list-item>
        <text:list-item>
          <text:p text:style-name="P7">Flex container possui propriedades relacionadas (display, flex-direction, flex-wrap, flex-flow, justify-content, align-items, align-content). <text:span text:style-name="T1">Display (é o inicializador do container), flex-direction (faz o direcionamento dos itens), flex-wrap (quebra de linha ou nçao), flex-flow (abreviação para o direction ou o wrap), justify-content (alinhar os itens do container de acordo com a sua direção), align-items (alinhar os items de acordo com o seu eixo do container), align-content (alinha as linhas do container).</text:span></text:p>
        </text:list-item>
        <text:list-item>
          <text:p text:style-name="P8">Flex item → são filhos diretos do flex container. Eles também podem ser tornar flex container. Propriedades relacionadas (flex-grow, flow-basis, flex-shrink, flex, order, align-self). </text:p>
          <text:list>
            <text:list-item>
              <text:p text:style-name="P9">Flex-grow → define o fator de crescimento;</text:p>
            </text:list-item>
            <text:list-item>
              <text:p text:style-name="P8"><text:span text:style-name="T3">F</text:span><text:span text:style-name="T1">low-basis → define o tamanho inicial do item antes da distribuição do espaço restante dentro do container);</text:span></text:p>
            </text:list-item>
            <text:list-item>
              <text:p text:style-name="P8"><text:span text:style-name="T3">F</text:span><text:span text:style-name="T1">lex-shrink → define a capacidade de redução;</text:span></text:p>
            </text:list-item>
            <text:list-item>
              <text:p text:style-name="P8"><text:span text:style-name="T3">F</text:span><text:span text:style-name="T1">lex → abreviação para as 3 propriedades anteriores);</text:span></text:p>
            </text:list-item>
            <text:list-item>
              <text:p text:style-name="P8"><text:span text:style-name="T3">O</text:span><text:span text:style-name="T1">rder → ordem de distribuição e listagem desses itens;</text:span></text:p>
            </text:list-item>
            <text:list-item>
              <text:p text:style-name="P8"><text:span text:style-name="T3">A</text:span><text:span text:style-name="T1">lign-self → define o alinhamento de um item específico do container.</text:span></text:p>
            </text:list-item>
          </text:list>
        </text:list-item>
      </text:list>
      <text:p text:style-name="P2"/>
      <text:p text:style-name="P6">Fundamentos do Flexbox – parte 1</text:p>
      <text:list xml:id="list3298177510" text:style-name="L2">
        <text:list-item>
          <text:p text:style-name="P10">Extensões utilizadas: HTML Snippets→ trata do autocomplete; Live HTML Previewer faz a renderização dos elementos HTML em tela.</text:p>
        </text:list-item>
        <text:list-item>
          <text:p text:style-name="P10">Display flex → torna a tag um elemento do tipo flex container e assim automaticamente todos os seus filhos tornam-se filhos diretos dessa tag, tornam-se em flex itens.</text:p>
        </text:list-item>
        <text:list-item>
          <text:p text:style-name="P11">Flex-direction → é a propriedade que estabelece eixos dentro no container. No caso é o eixo principal do container, definindo assim a direção que os flex items são colocados no flex-container. São dois eixos: linha (horizontal) e coluna (vertical); e suas posições reversas (ordenação inversa desses itens).</text:p>
          <text:list>
            <text:list-item>
              <text:p text:style-name="P11">Row → é o eixo padrão <text:span text:style-name="T3">em que </text:span><text:span text:style-name="T2">estamos escrevendo no texto, ou seja, da esquerda para direita. 1 2 3 4;</text:span></text:p>
            </text:list-item>
            <text:list-item>
              <text:p text:style-name="P12"><text:span text:style-name="T2">R</text:span>ow-reverse → sentido oposto à direção do texto. <text:span text:style-name="T2">4 3 2 1;</text:span></text:p>
            </text:list-item>
            <text:list-item>
              <text:p text:style-name="P12"><text:span text:style-name="T2">C</text:span>olumn → modifica para o eixo vertical, ordenação de cima para baixo em coluna única;</text:p>
            </text:list-item>
            <text:list-item>
              <text:p text:style-name="P12"><text:span text:style-name="T2">C</text:span>olumn-reverse → ordenação inversa da coluna, de baixo para cima.</text:p>
            </text:list-item>
          </text:list>
        </text:list-item>
        <text:list-item>
          <text:p text:style-name="P13">Flex-wrap → é a propriedade que define se os itens devem ou não quebrar a linha. Por padrão eles não quebram linhas, isso faz com os flex itens sejam compactados além do limite do conteúdo. <text:span text:style-name="T4">Os itens, por padrão vêm com row.</text:span></text:p>
          <text:list>
            <text:list-item>
              <text:p text:style-name="P14">Nowrap → é o comportamento padrão, não permite a quebra de linha.</text:p>
            </text:list-item>
            <text:list-item>
              <text:p text:style-name="P14">Wrap → permite a quebra de linha a partir do 1º elemento que não pode ser comportado dentro do container. Assim que um dos flex itens não puder mais ser compactado.</text:p>
            </text:list-item>
            <text:list-item>
              <text:p text:style-name="P14">Wrap-reverse → permite a quebra de linha assim que um dos flex itens não puder mais ser compactado, porém na direção contrária da linha, acima. Permite a quebra de linha no sentido contrário. Joga as linhas que sem completaram para baixo.</text:p>
            </text:list-item>
          </text:list>
        </text:list-item>
        <text:list-item>
          <text:p text:style-name="P15">Flex-flow → é um atalho para as propriedades flex-direction e flex-wrap.</text:p>
        </text:list-item>
        <text:list-item>
          <text:p text:style-name="P16"><text:soft-page-break/>Justify content: essa propriedade vai se encarregar de alinhar os itens dentro do container de acordo com a direção pretendida e tratar da distribuição de espaçamento entre eles. Caso os itens estejam ocupando 100% de todo o container, <text:span text:style-name="T5">ela não se aplica.</text:span></text:p>
          <text:list>
            <text:list-item>
              <text:p text:style-name="P17">Flex-start → faz o alinhamento no início do container.</text:p>
            </text:list-item>
            <text:list-item>
              <text:p text:style-name="P17">Flex-end → levar todos os itens, de acordo com a sobre de espaço final do container.</text:p>
            </text:list-item>
            <text:list-item>
              <text:p text:style-name="P17">Center → traz todos os elementos ao centro do container.</text:p>
            </text:list-item>
            <text:list-item>
              <text:p text:style-name="P17">Space-between → cria um espaçamento igual entre os elementos.</text:p>
            </text:list-item>
            <text:list-item>
              <text:p text:style-name="P17">Space-around → os espaçamentos do meio são duas vezes maiores que o inicial e o final.</text:p>
            </text:list-item>
          </text:list>
        </text:list-item>
      </text:list>
      <text:p text:style-name="P3"/>
      <text:list xml:id="list223119674568149" text:continue-numbering="true" text:style-name="L2">
        <text:list-item>
          <text:p text:style-name="P18">Align itens → <text:span text:style-name="T7">p</text:span>ermite o alinhamento no eixo vertical. Não precisa necessariamento o conhecimento da altura dos itens. Tipos de alinhamento:</text:p>
          <text:list>
            <text:list-item>
              <text:p text:style-name="P18">Center: alinhamento dos itens ao centro.</text:p>
            </text:list-item>
            <text:list-item>
              <text:p text:style-name="P18">Stretch: é o padrão. Faz com que os itens cresçam igualmente.</text:p>
            </text:list-item>
            <text:list-item>
              <text:p text:style-name="P18">Flex-start: traz os elementos para o começo do container de acordo com a orientação do eixo utilziado.</text:p>
            </text:list-item>
            <text:list-item>
              <text:p text:style-name="P18">Flex-end: leva os elementos ao fim do container.</text:p>
            </text:list-item>
            <text:list-item>
              <text:p text:style-name="P18">Baseline: utiliza o eixo da linha relacionada ao texto que está dentro do conteúdo desses itens. Alinhamento de acordo com a linha base da topografia dos itens.</text:p>
            </text:list-item>
          </text:list>
        </text:list-item>
      </text:list>
      <text:p text:style-name="P4"/>
      <text:list xml:id="list223119396367162" text:continue-numbering="true" text:style-name="L2">
        <text:list-item>
          <text:p text:style-name="P21">Align content → é a propriedade responsável por tratar o alinhamento das linhas do container em relação ao eixo vertical do container. É responsável pelo tratamento do eixo vertical. Precisamos que o container utilize quebra de linhas; e altura do container tem que ser maior que a soma das linhas dos itens. Tipos de alinhamento:</text:p>
          <text:list>
            <text:list-item>
              <text:p text:style-name="P19">Center: alinhamento dos itens ao centro.</text:p>
            </text:list-item>
            <text:list-item>
              <text:p text:style-name="P19">Stretch: é o padrão. Faz com que os itens cresçam igualmente.</text:p>
            </text:list-item>
            <text:list-item>
              <text:p text:style-name="P19">Flex-start: traz os elementos para o começo do container de acordo com a orientação do eixo utilzado.</text:p>
            </text:list-item>
            <text:list-item>
              <text:p text:style-name="P19">Flex-end: leva os elementos ao fim do container.</text:p>
            </text:list-item>
            <text:list-item>
              <text:p text:style-name="P21">Space-between: cria um espaçamento igual entre os elementos.</text:p>
            </text:list-item>
            <text:list-item>
              <text:p text:style-name="P19"><text:span text:style-name="T6">Space-around</text:span>: <text:span text:style-name="T6">os espaçamentos do meio são duas vezes maiores que o inicial.</text:span></text:p>
            </text:list-item>
          </text:list>
        </text:list-item>
      </text:list>
      <text:p text:style-name="P20"/>
      <text:p text:style-name="P27">Fundamentos do Flexbox – parte 2</text:p>
      <text:p text:style-name="P22">Propriedades dos flex itens</text:p>
      <text:list xml:id="list3828103664" text:style-name="L4">
        <text:list-item>
          <text:p text:style-name="P23">Flex-grow → define a proporcionalidade de crescimentos dos itens, respeitando o tamanho de seus conteúdos internos (não vai comprimir ou expandir desrespeitando o conteúdo). Obs: não vale quando adicionado o justify-content. Só pode ter número no flex-grow.</text:p>
        </text:list-item>
        <text:list-item>
          <text:p text:style-name="P24">Flex-basis → é a propriedade que estabelece o tamanho inicial do item antes da distribuição de espaço restante dentro dele, usando como base o conteúdo interno disposto. Valores possíveis (vai depender da sua relação com o (flex-grow):</text:p>
          <text:list>
            <text:list-item>
              <text:p text:style-name="P24">Auto: caso o item não tenha tamanho pré-definido, este será proporcional ao conteúdo. Caso tenha um flex-grow definido, ele vai tentar adaptar esses itens tomando o tamanho mínimo sempre igual.</text:p>
            </text:list-item>
            <text:list-item>
              <text:p text:style-name="P24">Valores exatos (px, %, em, …) → é o tamanho mínimo que o item terá.</text:p>
            </text:list-item>
            <text:list-item>
              <text:p text:style-name="P25">0 (zero) → terá relação com a definição do flex-grow.</text:p>
            </text:list-item>
          </text:list>
        </text:list-item>
        <text:list-item>
          <text:p text:style-name="P26">Flex-shrink → é a propriedade que estabelece a capacidade de redução ou compressão de um tamanho de um item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34:29.922000000</meta:creation-date>
    <dc:date>2022-04-05T22:31:17.219000000</dc:date>
    <meta:editing-duration>PT1H50M52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2" meta:word-count="1038" meta:character-count="6144" meta:non-whitespace-character-count="5201"/>
  </office:meta>
</office:document-meta>
</file>